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1cm" fo:margin-bottom="0.1cm" fo:line-height="100%" fo:text-align="justify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line-height="200%" fo:text-align="justify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margin-top="0.1cm" fo:margin-bottom="0.1cm" fo:line-height="100%" fo:text-align="start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line-height="100%" fo:text-align="star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7.5cm" svg:height="3cm" svg:x="2.3cm" svg:y="2cm">
          <text:p text:style-name="P1">Sous-ensemble</text:p>
          <draw:enhanced-geometry svg:viewBox="0 0 21600 21600" draw:type="rectangle" draw:enhanced-path="M 0 0 L 21600 0 21600 21600 0 21600 0 0 Z N"/>
        </draw:custom-shape>
        <draw:custom-shape draw:style-name="gr1" draw:text-style-name="P3" draw:id="id5" draw:layer="layout" svg:width="7.5cm" svg:height="3cm" svg:x="2.3cm" svg:y="10cm">
          <text:p text:style-name="P2"><text:span text:style-name="T1">Management :</text:span><text:line-break/>Gestion, <text:line-break/>suivi, <text:line-break/>vérification...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7.5cm" svg:height="3cm" svg:x="11.5cm" svg:y="14.4cm">
          <text:p text:style-name="P4"><text:span text:style-name="T1">Production :</text:span><text:line-break/>Spécification,<text:line-break/> conception, <text:line-break/>réalisation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7.5cm" svg:height="3cm" svg:x="2.3cm" svg:y="18cm">
          <text:p text:style-name="P4"><text:span text:style-name="T1">Qualité :</text:span><text:line-break/>Suivi de qualité, <text:line-break/>assurer cohérence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7.5cm" svg:height="3cm" svg:x="11.5cm" svg:y="21.5cm">
          <text:p text:style-name="P4"><text:span text:style-name="T1">Validation :</text:span><text:line-break/>Intégration,tests,<text:line-break/>vérification fonformité <text:line-break/>résultats</text:p>
          <draw:enhanced-geometry svg:viewBox="0 0 21600 21600" draw:type="rectangle" draw:enhanced-path="M 0 0 L 21600 0 21600 21600 0 21600 0 0 Z N"/>
        </draw:custom-shape>
        <draw:custom-shape draw:style-name="gr1" draw:text-style-name="P6" draw:id="id2" draw:layer="layout" svg:width="7.5cm" svg:height="3cm" svg:x="11.5cm" svg:y="7.1cm">
          <text:p text:style-name="P5"><text:span text:style-name="T1">Etude, Expertise :</text:span></text:p>
          <text:p text:style-name="P2">Exploration,Recherche, <text:line-break/>état de l'art, <text:line-break/>benchmarking...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8cm" svg:y1="3.5cm" svg:x2="11.5cm" svg:y2="8.6cm" draw:start-shape="id1" draw:end-shape="id2" svg:d="m9800 3500h850v5100h850">
          <text:p/>
        </draw:connector>
        <draw:connector draw:style-name="gr2" draw:text-style-name="P1" draw:layer="layout" svg:x1="11.5cm" svg:y1="15.9cm" svg:x2="9.8cm" svg:y2="3.5cm" draw:start-shape="id3" draw:end-shape="id1" draw:end-glue-point="1" svg:d="m11500 15900h-850v-12400h-850">
          <text:p/>
        </draw:connector>
        <draw:connector draw:style-name="gr2" draw:text-style-name="P1" draw:layer="layout" svg:x1="11.5cm" svg:y1="23cm" svg:x2="9.8cm" svg:y2="3.5cm" draw:start-shape="id4" draw:end-shape="id1" draw:end-glue-point="1" svg:d="m11500 23000h-850v-19500h-850">
          <text:p/>
        </draw:connector>
        <draw:connector draw:style-name="gr2" draw:text-style-name="P1" draw:layer="layout" svg:x1="6.05cm" svg:y1="5cm" svg:x2="6.05cm" svg:y2="10cm" draw:start-shape="id1" draw:start-glue-point="2" draw:end-shape="id5" svg:d="m6050 5000v5000">
          <text:p/>
        </draw:connector>
        <draw:connector draw:style-name="gr2" draw:text-style-name="P1" draw:layer="layout" svg:x1="6.05cm" svg:y1="13cm" svg:x2="6.05cm" svg:y2="18cm" draw:start-shape="id5" draw:start-glue-point="2" draw:end-shape="id6" svg:d="m6050 13000v5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hafik </meta:initial-creator>
    <meta:creation-date>2011-02-16T01:10:12</meta:creation-date>
    <dc:date>2011-02-16T02:34:47</dc:date>
    <dc:creator>Chafik </dc:creator>
    <meta:editing-duration>PT01H08M54S</meta:editing-duration>
    <meta:editing-cycles>4</meta:editing-cycles>
    <meta:generator>OpenOffice.org/3.2$Unix OpenOffice.org_project/320m19$Build-9505</meta:generator>
    <meta:document-statistic meta:object-count="11"/>
  </office:meta>
</office:document-meta>
</file>